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10EB2AFDD27.png" manifest:media-type="image/png"/>
  <manifest:file-entry manifest:full-path="Pictures/100002010000010B0000012CC1E7E0B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1.7313in" style:rel-column-width="16384*"/>
    </style:style>
    <style:style style:name="Table1.A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middle"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9271in" fo:margin-left="0in" table:align="left" style:shadow="none"/>
    </style:style>
    <style:style style:name="Table5.A" style:family="table-column">
      <style:table-column-properties style:column-width="3.3125in"/>
    </style:style>
    <style:style style:name="Table5.B" style:family="table-column">
      <style:table-column-properties style:column-width="0.625in"/>
    </style:style>
    <style:style style:name="Table5.C" style:family="table-column">
      <style:table-column-properties style:column-width="0.6875in"/>
    </style:style>
    <style:style style:name="Table5.D" style:family="table-column">
      <style:table-column-properties style:column-width="2.3021in"/>
    </style:style>
    <style:style style:name="Table5.A1" style:family="table-cell">
      <style:table-cell-properties fo:background-color="transparent" fo:padding="0.0382in" fo:border="0.05pt solid #000000">
        <style:background-image/>
      </style:table-cell-properties>
    </style:style>
    <style:style style:name="Table5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dddddd" fo:padding="0.0382in" fo:border-left="none" fo:border-right="none" fo:border-top="none" fo:border-bottom="0.05pt solid #000000">
        <style:background-image/>
      </style:table-cell-properties>
    </style:style>
    <style:style style:name="Table5.D2" style:family="table-cell">
      <style:table-cell-properties fo:background-color="#dddddd" fo:padding="0.0382in" fo:border-left="none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9271in" fo:margin-left="0in" table:align="left" style:shadow="none"/>
    </style:style>
    <style:style style:name="Table6.A" style:family="table-column">
      <style:table-column-properties style:column-width="3.3125in"/>
    </style:style>
    <style:style style:name="Table6.B" style:family="table-column">
      <style:table-column-properties style:column-width="0.625in"/>
    </style:style>
    <style:style style:name="Table6.C" style:family="table-column">
      <style:table-column-properties style:column-width="0.6875in"/>
    </style:style>
    <style:style style:name="Table6.D" style:family="table-column">
      <style:table-column-properties style:column-width="2.3021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background-color="#ff3333" fo:padding="0.0382in" fo:border-left="none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padding="0.0382in" fo:border-left="none" fo:border-right="none" fo:border-top="0.05pt solid #000000" fo:border-bottom="0.05pt solid #000000"/>
    </style:style>
    <style:style style:name="Table6.D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background-color="#669999" fo:padding="0.0382in" fo:border="none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3847in" style:rel-column-width="13107*"/>
    </style:style>
    <style:style style:name="Table4.B" style:family="table-column">
      <style:table-column-properties style:column-width="2.0778in" style:rel-column-width="19660*"/>
    </style:style>
    <style:style style:name="Table4.C" style:family="table-column">
      <style:table-column-properties style:column-width="3.4625in" style:rel-column-width="32768*"/>
    </style:style>
    <style:style style:name="Table4.A1" style:family="table-cell">
      <style:table-cell-properties fo:background-color="#dddddd" fo:padding="0.0382in" fo:border="none">
        <style:background-image/>
      </style:table-cell-properties>
    </style:style>
    <style:style style:name="Table4.B1" style:family="table-cell">
      <style:table-cell-properties fo:background-color="#dddddd" fo:padding="0.0382in" fo:border-left="0.05pt solid #000000" fo:border-right="none" fo:border-top="none" fo:border-bottom="none">
        <style:background-image/>
      </style:table-cell-properties>
    </style:style>
    <style:style style:name="Table4.C1" style:family="table-cell">
      <style:table-cell-properties fo:background-color="#dddddd" fo:padding="0.0382in" fo:border-left="0.05pt solid #000000" fo:border-right="0.05pt solid #000000" fo:border-top="none" fo:border-bottom="none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7*"/>
    </style:style>
    <style:style style:name="Table3.B" style:family="table-column">
      <style:table-column-properties style:column-width="2.0778in" style:rel-column-width="19660*"/>
    </style:style>
    <style:style style:name="Table3.C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="none"/>
    </style:style>
    <style:style style:name="Table3.B1" style:family="table-cell">
      <style:table-cell-properties fo:padding="0.0382in" fo:border-left="0.05pt solid #000000" fo:border-right="none" fo:border-top="none" fo:border-bottom="none"/>
    </style:style>
    <style:style style:name="Table3.C1" style:family="table-cell">
      <style:table-cell-properties fo:padding="0.0382in" fo:border-left="0.05pt solid #000000" fo:border-right="0.05pt solid #000000" fo:border-top="none" fo:border-bottom="none"/>
    </style:style>
    <style:style style:name="Table7" style:family="table">
      <style:table-properties style:width="6.9271in" fo:margin-left="0in" table:align="left" style:shadow="none"/>
    </style:style>
    <style:style style:name="Table7.A" style:family="table-column">
      <style:table-column-properties style:column-width="3.3125in"/>
    </style:style>
    <style:style style:name="Table7.B" style:family="table-column">
      <style:table-column-properties style:column-width="0.625in"/>
    </style:style>
    <style:style style:name="Table7.C" style:family="table-column">
      <style:table-column-properties style:column-width="0.6875in"/>
    </style:style>
    <style:style style:name="Table7.D" style:family="table-column">
      <style:table-column-properties style:column-width="2.302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background-color="#66ff66" fo:padding="0.0382in" fo:border-left="none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fo:padding="0.0382in" fo:border-left="none" fo:border-right="none" fo:border-top="0.05pt solid #000000" fo:border-bottom="0.05pt solid #000000"/>
    </style:style>
    <style:style style:name="Table7.D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P1" style:family="paragraph" style:parent-style-name="Footer">
      <style:text-properties style:font-name="Cantarell" fo:font-size="10pt" officeooo:rsid="003eb8ec" officeooo:paragraph-rsid="003eb8ec" style:font-size-asian="10pt" style:font-size-complex="10pt"/>
    </style:style>
    <style:style style:name="P2" style:family="paragraph" style:parent-style-name="Standard">
      <style:text-properties style:font-name="Cantarell" officeooo:paragraph-rsid="0008ac4e"/>
    </style:style>
    <style:style style:name="P3" style:family="paragraph" style:parent-style-name="Standard">
      <style:paragraph-properties fo:text-align="start" style:justify-single-word="false"/>
      <style:text-properties style:font-name="Cantarell" fo:font-weight="normal" officeooo:rsid="0003fe3b" officeooo:paragraph-rsid="001f3c3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Cantarell" fo:font-weight="normal" officeooo:rsid="0003fe3b" officeooo:paragraph-rsid="002ce10c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officeooo:rsid="0008ac4e" officeooo:paragraph-rsid="0008ac4e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Cantarell" officeooo:paragraph-rsid="0008ac4e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antarell" officeooo:paragraph-rsid="001eb3b5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Cantarell" fo:font-weight="normal" officeooo:rsid="0003fe3b" officeooo:paragraph-rsid="001f1255" style:font-weight-asian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Cantarell" fo:font-weight="normal" officeooo:rsid="0003fe3b" officeooo:paragraph-rsid="002ae161" style:font-weight-asian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Cantarell" fo:font-weight="normal" officeooo:rsid="0003fe3b" officeooo:paragraph-rsid="003f08cd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03fe3b" officeooo:paragraph-rsid="002ae161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03fe3b" officeooo:paragraph-rsid="002fba6d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03fe3b" officeooo:paragraph-rsid="0032fe57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2ce10c" officeooo:paragraph-rsid="002ce10c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Cantarell" fo:font-weight="bold" officeooo:rsid="0003fe3b" officeooo:paragraph-rsid="002fba6d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Cantarell" fo:font-weight="bold" officeooo:rsid="0003fe3b" officeooo:paragraph-rsid="002fba6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336666" style:font-name="Cantarell" fo:font-size="14pt" fo:font-weight="bold" officeooo:rsid="0008ac4e" officeooo:paragraph-rsid="0008ac4e" style:font-size-asian="14pt" style:font-weight-asian="bold" style:font-size-complex="14pt" style:font-weight-complex="bold"/>
    </style:style>
    <style:style style:name="P18" style:family="paragraph" style:parent-style-name="Table_20_Contents">
      <style:text-properties style:font-name="Cantarell" officeooo:paragraph-rsid="0008ac4e"/>
    </style:style>
    <style:style style:name="P19" style:family="paragraph" style:parent-style-name="Standard">
      <style:paragraph-properties fo:text-align="start" style:justify-single-word="false"/>
      <style:text-properties style:font-name="Cantarell" fo:font-size="10pt" fo:font-weight="normal" officeooo:rsid="0003fe3b" officeooo:paragraph-rsid="003f08cd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ntarell" fo:font-size="10pt" fo:font-weight="normal" officeooo:rsid="0003fe3b" officeooo:paragraph-rsid="000a7f56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ntarell" fo:font-size="14pt" fo:font-weight="normal" officeooo:rsid="005581d4" officeooo:paragraph-rsid="000a7f56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Cantarell" fo:font-size="13pt" fo:font-weight="normal" officeooo:rsid="0053cdfd" officeooo:paragraph-rsid="0053cdfd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6666" style:font-name="Cantarell" fo:font-size="10pt" fo:font-weight="normal" officeooo:rsid="0053cdfd" officeooo:paragraph-rsid="006c0f2d" fo:background-color="transparent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 fo:break-before="page"/>
      <style:text-properties fo:color="#336666" style:font-name="Cantarell" fo:font-size="14pt" style:text-underline-style="solid" style:text-underline-width="auto" style:text-underline-color="font-color" fo:font-weight="bold" officeooo:rsid="00082891" officeooo:paragraph-rsid="003d6d7f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2d4b45" officeooo:paragraph-rsid="002ce10c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03fe3b" officeooo:paragraph-rsid="0049a3e3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color="#000000" style:font-name="Cantarell" fo:font-size="10pt" fo:font-weight="normal" officeooo:rsid="0003fe3b" officeooo:paragraph-rsid="00445c6a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color="#000000" style:font-name="Cantarell" fo:font-size="10pt" fo:font-weight="normal" officeooo:rsid="0003fe3b" officeooo:paragraph-rsid="0049a3e3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color="#000000" style:font-name="Cantarell" officeooo:paragraph-rsid="0008ac4e"/>
    </style:style>
    <style:style style:name="P30" style:family="paragraph" style:parent-style-name="Table_20_Contents">
      <style:paragraph-properties fo:text-align="center" style:justify-single-word="false"/>
      <style:text-properties fo:color="#000000" style:font-name="Cantarell" fo:font-size="16pt" fo:font-weight="bold" officeooo:paragraph-rsid="0008ac4e" style:font-size-asian="16pt" style:font-weight-asian="bold" style:font-size-complex="16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color="#000080" style:font-name="Cantarell" fo:font-size="10pt" fo:font-weight="normal" officeooo:rsid="0003fe3b" officeooo:paragraph-rsid="0048451f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000080" style:font-name="Cantarell" fo:font-size="10pt" fo:font-weight="normal" officeooo:rsid="0003fe3b" officeooo:paragraph-rsid="0049a3e3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000080" style:font-name="Cantarell" fo:font-weight="normal" officeooo:rsid="0003fe3b" officeooo:paragraph-rsid="0049a3e3" style:font-weight-asian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color="#000080" style:font-name="Cantarell" fo:font-size="14pt" fo:font-style="normal" style:text-underline-style="none" fo:font-weight="bold" officeooo:rsid="0008ac4e" officeooo:paragraph-rsid="0053595f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000080" style:font-name="Cantarell" officeooo:paragraph-rsid="0008ac4e"/>
    </style:style>
    <style:style style:name="P36" style:family="paragraph" style:parent-style-name="Table_20_Contents">
      <style:paragraph-properties fo:text-align="center" style:justify-single-word="false"/>
      <style:text-properties style:font-name="Cantarell" fo:font-size="10pt" officeooo:rsid="0042e3e0" officeooo:paragraph-rsid="0042e3e0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use-window-font-color="true" style:font-name="Cantarell" fo:font-size="10pt" fo:font-weight="normal" officeooo:rsid="0003fe3b" officeooo:paragraph-rsid="00445c6a" style:font-size-asian="10pt" style:font-weight-asian="normal" style:font-size-complex="10pt" style:font-weight-complex="normal"/>
    </style:style>
    <style:style style:name="T1" style:family="text">
      <style:text-properties fo:color="#800000" fo:font-weight="bold" style:font-weight-asian="bold" style:font-weight-complex="bold"/>
    </style:style>
    <style:style style:name="T2" style:family="text">
      <style:text-properties officeooo:rsid="00237e3f"/>
    </style:style>
    <style:style style:name="T3" style:family="text">
      <style:text-properties fo:color="#336666"/>
    </style:style>
    <style:style style:name="T4" style:family="text">
      <style:text-properties fo:color="#336666" style:text-underline-style="solid" style:text-underline-width="auto" style:text-underline-color="font-color" officeooo:rsid="00082891"/>
    </style:style>
    <style:style style:name="T5" style:family="text">
      <style:text-properties fo:color="#336666" officeooo:rsid="00082891"/>
    </style:style>
    <style:style style:name="T6" style:family="text">
      <style:text-properties fo:color="#336666" officeooo:rsid="005577f7"/>
    </style:style>
    <style:style style:name="T7" style:family="text">
      <style:text-properties fo:color="#336666" fo:font-weight="bold" style:font-weight-asian="bold" style:font-weight-complex="bold"/>
    </style:style>
    <style:style style:name="T8" style:family="text">
      <style:text-properties fo:color="#336666" fo:font-weight="bold" officeooo:rsid="00237e3f" style:font-weight-asian="bold" style:font-weight-complex="bold"/>
    </style:style>
    <style:style style:name="T9" style:family="text">
      <style:text-properties fo:color="#336666" officeooo:rsid="00237e3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6b4459"/>
    </style:style>
    <style:style style:name="T12" style:family="text">
      <style:text-properties officeooo:rsid="00567004"/>
    </style:style>
    <style:style style:name="T13" style:family="text">
      <style:text-properties officeooo:rsid="005881b9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5881b9"/>
    </style:style>
    <style:style style:name="T16" style:family="text">
      <style:text-properties style:text-underline-style="none" fo:background-color="#ffff99" loext:char-shading-value="0"/>
    </style:style>
    <style:style style:name="T17" style:family="text">
      <style:text-properties officeooo:rsid="005c2af4"/>
    </style:style>
    <style:style style:name="T18" style:family="text">
      <style:text-properties style:use-window-font-color="true" style:text-underline-style="none"/>
    </style:style>
    <style:style style:name="T19" style:family="text">
      <style:text-properties style:use-window-font-color="true" style:text-underline-style="solid" style:text-underline-width="auto" style:text-underline-color="font-color"/>
    </style:style>
    <style:style style:name="T20" style:family="text">
      <style:text-properties officeooo:rsid="006a9bc0"/>
    </style:style>
    <style:style style:name="T21" style:family="text">
      <style:text-properties officeooo:rsid="006b4459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table:number-columns-spanned="3" office:value-type="string">
            <text:p text:style-name="P17">IMMUNIZATION STATUS</text:p>
            <text:p text:style-name="P5"><text:span text:style-name="T3">FOR SCHEDULE </text:span><text:span text:style-name="T6">CODE</text:span> <text:span text:style-name="T4"><text:placeholder text:placeholder-type="text">&lt;immunization_schedule.sched&gt;</text:placeholder></text:span></text:p>
            <text:p text:style-name="P18"/>
            <text:p text:style-name="P34"><text:span text:style-name="T5"><text:placeholder text:placeholder-type="text">&lt;immunization_schedule.desc&gt;</text:placeholder>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6"><text:span text:style-name="T7">Patient</text:span> : <text:placeholder text:placeholder-type="text">&lt;patient.rec_name&gt;</text:placeholder></text:p>
          </table:table-cell>
          <table:table-cell table:style-name="Table1.A2" office:value-type="string">
            <text:p text:style-name="P29"><text:span text:style-name="T8">PU</text:span><text:span text:style-name="T7">ID</text:span> : <text:placeholder text:placeholder-type="text">&lt;patient.puid&gt;</text:placeholder></text:p>
          </table:table-cell>
          <table:table-cell table:style-name="Table1.C2" office:value-type="string">
            <text:p text:style-name="P35"><text:placeholder text:placeholder-type="text">&lt;if test="patient.sex == 'f'"&gt;</text:placeholder></text:p>
            <text:p text:style-name="P29">Female</text:p>
            <text:p text:style-name="P35"><text:placeholder text:placeholder-type="text">&lt;/if&gt;</text:placeholder></text:p>
            <text:p text:style-name="P35"><text:placeholder text:placeholder-type="text">&lt;if test="patient.sex == 'm'"&gt;</text:placeholder></text:p>
            <text:p text:style-name="P29">Male</text:p>
            <text:p text:style-name="P35"><text:placeholder text:placeholder-type="text">&lt;/if&gt;</text:placeholder></text:p>
          </table:table-cell>
        </table:table-row>
        <table:table-row>
          <table:table-cell table:style-name="Table1.A3" office:value-type="string">
            <text:p text:style-name="P7"><text:span text:style-name="T7">Print Date</text:span> : <text:s/><text:placeholder text:placeholder-type="text">&lt;formatLang(datetime.datetime.now(), user.language)&gt;</text:placeholder> <text:placeholder text:placeholder-type="text">&lt;datetime.datetime.now().strftime('%H:%M')&gt;</text:placeholder></text:p>
          </table:table-cell>
          <table:table-cell table:style-name="Table1.B3" table:number-columns-spanned="2" office:value-type="string">
            <text:p text:style-name="P30"><text:span text:style-name="T3">Age :</text:span> <text:placeholder text:placeholder-type="text">&lt;patient.age&gt;</text:placeholder></text:p>
          </table:table-cell>
          <table:covered-table-cell/>
        </table:table-row>
      </table:table>
      <text:p text:style-name="P20"/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table:number-columns-spanned="4" office:value-type="string">
            <text:p text:style-name="P23"><text:span text:style-name="T21">Showing </text:span><text:span text:style-name="T11">only</text:span><text:span text:style-name="T21"> the i</text:span>mmunization status corresponding to the <text:span text:style-name="T10">person age</text:span> and the <text:span text:style-name="T10">selected schedule</text:span>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36">Vaccine</text:p>
          </table:table-cell>
          <table:table-cell table:style-name="Table5.B2" office:value-type="string">
            <text:p text:style-name="P36">Dose</text:p>
          </table:table-cell>
          <table:table-cell table:style-name="Table5.B2" office:value-type="string">
            <text:p text:style-name="P36">Age</text:p>
          </table:table-cell>
          <table:table-cell table:style-name="Table5.D2" office:value-type="string">
            <text:p text:style-name="P36">Status</text:p>
          </table:table-cell>
        </table:table-row>
      </table:table>
      <text:p text:style-name="P19"><text:placeholder text:placeholder-type="text">&lt;for each="immunization in immunization_status"&gt;</text:placeholder></text:p>
      <text:p text:style-name="P31"><text:placeholder text:placeholder-type="text">&lt;if test="immunization['status'] == 'missing'"&gt;</text:placeholder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37"><text:placeholder text:placeholder-type="text">&lt;immunization['vaccine'].rec_name&gt;</text:placeholder></text:p>
          </table:table-cell>
          <table:table-cell table:style-name="Table6.B1" office:value-type="string">
            <text:p text:style-name="P27"><text:placeholder text:placeholder-type="text">&lt;immunization['dose']&gt;</text:placeholder></text:p>
          </table:table-cell>
          <table:table-cell table:style-name="Table6.C1" office:value-type="string">
            <text:p text:style-name="P27"><text:placeholder text:placeholder-type="text">&lt;immunization['dose_age']&gt;</text:placeholder> <text:placeholder text:placeholder-type="text">&lt;immunization['age_unit']&gt;</text:placeholder></text:p>
          </table:table-cell>
          <table:table-cell table:style-name="Table6.D1" office:value-type="string">
            <text:p text:style-name="P27"><draw:frame draw:style-name="fr1" draw:name="Image1" text:anchor-type="as-char" svg:width="0.2in" svg:height="0.2201in" draw:z-index="1"><draw:image xlink:href="Pictures/100002010000010B0000012CC1E7E0BA.png" xlink:type="simple" xlink:show="embed" xlink:actuate="onLoad"/></draw:frame></text:p>
          </table:table-cell>
        </table:table-row>
      </table:table>
      <text:p text:style-name="P33"><text:placeholder text:placeholder-type="text">&lt;/if&gt;</text:placeholder></text:p>
      <text:p text:style-name="P32"><text:placeholder text:placeholder-type="text">&lt;if test="immunization['status'] == 'ok'"&gt;</text:placeholder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26"><text:placeholder text:placeholder-type="text">&lt;immunization['vaccine'].rec_name&gt;</text:placeholder></text:p>
          </table:table-cell>
          <table:table-cell table:style-name="Table7.B1" office:value-type="string">
            <text:p text:style-name="P28"><text:placeholder text:placeholder-type="text">&lt;immunization['dose']&gt;</text:placeholder></text:p>
          </table:table-cell>
          <table:table-cell table:style-name="Table7.C1" office:value-type="string">
            <text:p text:style-name="P28"><text:placeholder text:placeholder-type="text">&lt;immunization['dose_age']&gt;</text:placeholder> <text:placeholder text:placeholder-type="text">&lt;immunization['age_unit']&gt;</text:placeholder></text:p>
          </table:table-cell>
          <table:table-cell table:style-name="Table7.D1" office:value-type="string">
            <text:p text:style-name="P28"><draw:frame draw:style-name="fr2" draw:name="Image2" text:anchor-type="as-char" svg:width="0.2in" svg:height="0.2098in" draw:z-index="0"><draw:image xlink:href="Pictures/100002010000012C0000010EB2AFDD27.png" xlink:type="simple" xlink:show="embed" xlink:actuate="onLoad"/></draw:frame></text:p>
          </table:table-cell>
        </table:table-row>
      </table:table>
      <text:p text:style-name="P33"><text:placeholder text:placeholder-type="text">&lt;/if&gt;</text:placeholder></text:p>
      <text:p text:style-name="P10"><text:placeholder text:placeholder-type="text">&lt;/for&gt;</text:placeholder></text:p>
      <text:p text:style-name="P24"><text:span text:style-name="T14"><text:placeholder text:placeholder-type="text">&lt;immunization_schedule.desc&gt;</text:placeholder></text:span><text:span text:style-name="T14"> </text:span><text:span text:style-name="T15">(Complete Listing)</text:span></text:p>
      <text:p text:style-name="P21"/>
      <text:p text:style-name="P3"><text:placeholder text:placeholder-type="text">&lt;for each="vaccine in immunization_schedule.vaccines"&gt;</text:placeholder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<text:placeholder text:placeholder-type="text">&lt;vaccine.rec_name&gt;</text:placeholder> </text:p>
          </table:table-cell>
          <table:table-cell table:style-name="Table2.A1" office:value-type="string">
            <text:p text:style-name="P16"><text:placeholder text:placeholder-type="text">&lt;vaccine.scope&gt;</text:placeholder> 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4">Dose #</text:p>
          </table:table-cell>
          <table:table-cell table:style-name="Table4.B1" office:value-type="string">
            <text:p text:style-name="P14">Age</text:p>
          </table:table-cell>
          <table:table-cell table:style-name="Table4.C1" office:value-type="string">
            <text:p text:style-name="P25">Remarks</text:p>
          </table:table-cell>
        </table:table-row>
      </table:table>
      <text:p text:style-name="P4"><text:placeholder text:placeholder-type="text">&lt;for each="dose in vaccine.doses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1"><text:placeholder text:placeholder-type="text">&lt;dose.dose_number&gt;</text:placeholder></text:p>
          </table:table-cell>
          <table:table-cell table:style-name="Table3.B1" office:value-type="string">
            <text:p text:style-name="P12"><text:placeholder text:placeholder-type="text">&lt;dose.age_dose&gt;</text:placeholder> <text:placeholder text:placeholder-type="text">&lt;dose.age_unit&gt;</text:placeholder></text:p>
          </table:table-cell>
          <table:table-cell table:style-name="Table3.C1" office:value-type="string">
            <text:p text:style-name="P13"><text:placeholder text:placeholder-type="text">&lt;dose.remarks&gt;</text:placeholder></text:p>
          </table:table-cell>
        </table:table-row>
      </table:table>
      <text:p text:style-name="P9"><text:placeholder text:placeholder-type="text">&lt;/for&gt;</text:placeholder></text:p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Cantarell" fo:font-size="10pt" officeooo:rsid="003eb8ec" officeooo:paragraph-rsid="003eb8ec" style:font-size-asian="10pt" style:font-size-complex="10pt"/>
    </style:style>
    <style:style style:name="MT1" style:family="text">
      <style:text-properties fo:color="#800000"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mportant notice</text:span> : This automatically generated report is a tool to assist, but never to replace the criteria of the health professional. Always verify the person vaccination cards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18:45:19.509868802</meta:creation-date>
    <dc:date>2014-12-04T20:58:31.393272141</dc:date>
    <meta:editing-duration>P3DT4H53M46S</meta:editing-duration>
    <meta:editing-cycles>108</meta:editing-cycles>
    <meta:generator>LibreOffice/4.2.5.2$FreeBSD_X86_64 LibreOffice_project/420m0$Build-2</meta:generator>
    <meta:document-statistic meta:table-count="7" meta:image-count="2" meta:object-count="0" meta:page-count="2" meta:paragraph-count="46" meta:word-count="126" meta:character-count="1284" meta:non-whitespace-character-count="1199"/>
  </office:meta>
</office:document-meta>
</file>